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acbc8" officeooo:paragraph-rsid="002acbc8"/>
    </style:style>
    <style:style style:name="P9" style:family="paragraph" style:parent-style-name="Text_20_body">
      <style:text-properties officeooo:rsid="002bf444" officeooo:paragraph-rsid="002bf444"/>
    </style:style>
    <style:style style:name="P10" style:family="paragraph" style:parent-style-name="Text_20_body">
      <style:text-properties officeooo:rsid="002f4ed9" officeooo:paragraph-rsid="002f4ed9"/>
    </style:style>
    <style:style style:name="P11" style:family="paragraph" style:parent-style-name="Text_20_body">
      <style:text-properties fo:font-style="italic" officeooo:rsid="002f4ed9" officeooo:paragraph-rsid="002f4ed9" style:font-style-asian="italic" style:font-style-complex="italic"/>
    </style:style>
    <style:style style:name="P12" style:family="paragraph" style:parent-style-name="Text_20_body">
      <style:text-properties officeooo:rsid="003356c6" officeooo:paragraph-rsid="003356c6"/>
    </style:style>
    <style:style style:name="P13" style:family="paragraph" style:parent-style-name="Text_20_body">
      <style:text-properties style:font-name="Liberation Mono" fo:font-size="10pt" officeooo:rsid="003356c6" officeooo:paragraph-rsid="003356c6" style:font-size-asian="10pt" style:font-size-complex="10pt"/>
    </style:style>
    <style:style style:name="P14" style:family="paragraph" style:parent-style-name="Text_20_body">
      <style:text-properties style:font-name="Liberation Mono" fo:font-size="10pt" officeooo:rsid="0035dec3" officeooo:paragraph-rsid="0035dec3" style:font-size-asian="10pt" style:font-size-complex="10pt"/>
    </style:style>
    <style:style style:name="P15" style:family="paragraph" style:parent-style-name="Text_20_body">
      <style:text-properties officeooo:rsid="0035dec3" officeooo:paragraph-rsid="0035dec3"/>
    </style:style>
    <style:style style:name="P16" style:family="paragraph" style:parent-style-name="Text_20_body">
      <style:text-properties officeooo:rsid="002778d6" officeooo:paragraph-rsid="002778d6"/>
    </style:style>
    <style:style style:name="P17" style:family="paragraph" style:parent-style-name="Text_20_body">
      <style:text-properties officeooo:rsid="003ec941" officeooo:paragraph-rsid="003ec941"/>
    </style:style>
    <style:style style:name="P18" style:family="paragraph" style:parent-style-name="Text_20_body">
      <style:text-properties officeooo:paragraph-rsid="003fcb12"/>
    </style:style>
    <style:style style:name="P19" style:family="paragraph" style:parent-style-name="Text_20_body">
      <style:text-properties officeooo:paragraph-rsid="00416ce1"/>
    </style:style>
    <style:style style:name="P20" style:family="paragraph" style:parent-style-name="Text_20_body">
      <style:text-properties officeooo:paragraph-rsid="003ec941"/>
    </style:style>
    <style:style style:name="P21" style:family="paragraph" style:parent-style-name="Text_20_body">
      <style:text-properties officeooo:rsid="0043e3ae" officeooo:paragraph-rsid="0043e3ae"/>
    </style:style>
    <style:style style:name="P22" style:family="paragraph" style:parent-style-name="Text_20_body">
      <style:text-properties officeooo:paragraph-rsid="0043e3ae"/>
    </style:style>
    <style:style style:name="P23" style:family="paragraph" style:parent-style-name="Text_20_body">
      <style:text-properties officeooo:rsid="0044506a" officeooo:paragraph-rsid="0044506a"/>
    </style:style>
    <style:style style:name="P24" style:family="paragraph" style:parent-style-name="Preformatted_20_Text">
      <style:text-properties officeooo:rsid="001beddb" officeooo:paragraph-rsid="001beddb"/>
    </style:style>
    <style:style style:name="P25" style:family="paragraph" style:parent-style-name="Preformatted_20_Text">
      <style:text-properties officeooo:paragraph-rsid="001d33c3"/>
    </style:style>
    <style:style style:name="P26" style:family="paragraph" style:parent-style-name="Preformatted_20_Text">
      <style:text-properties officeooo:rsid="002951ca" officeooo:paragraph-rsid="002951ca"/>
    </style:style>
    <style:style style:name="P27" style:family="paragraph" style:parent-style-name="Preformatted_20_Text">
      <style:text-properties officeooo:paragraph-rsid="002ffb6c"/>
    </style:style>
    <style:style style:name="P28" style:family="paragraph" style:parent-style-name="Preformatted_20_Text">
      <style:text-properties fo:font-size="10pt" style:font-size-asian="10pt" style:font-size-complex="10pt"/>
    </style:style>
    <style:style style:name="P29" style:family="paragraph" style:parent-style-name="Preformatted_20_Text">
      <style:text-properties fo:font-size="10pt" officeooo:paragraph-rsid="002ffb6c" style:font-size-asian="10pt" style:font-size-complex="10pt"/>
    </style:style>
    <style:style style:name="P30" style:family="paragraph" style:parent-style-name="Preformatted_20_Text">
      <style:text-properties officeooo:rsid="0044506a" officeooo:paragraph-rsid="0044506a"/>
    </style:style>
    <style:style style:name="P31" style:family="paragraph" style:parent-style-name="Preformatted_20_Text">
      <style:text-properties officeooo:paragraph-rsid="0044506a"/>
    </style:style>
    <style:style style:name="P32" style:family="paragraph" style:parent-style-name="Subtitle">
      <style:text-properties officeooo:paragraph-rsid="001dda03"/>
    </style:style>
    <style:style style:name="P33" style:family="paragraph" style:parent-style-name="Standard">
      <style:text-properties fo:font-style="normal" officeooo:rsid="003ec941" officeooo:paragraph-rsid="003ec941" style:font-style-asian="normal" style:font-style-complex="normal"/>
    </style:style>
    <style:style style:name="P34" style:family="paragraph" style:parent-style-name="Heading_20_1">
      <style:text-properties officeooo:rsid="0018dc94" officeooo:paragraph-rsid="0018dc94"/>
    </style:style>
    <style:style style:name="P35" style:family="paragraph" style:parent-style-name="Heading_20_1">
      <style:text-properties officeooo:rsid="001beddb" officeooo:paragraph-rsid="001beddb"/>
    </style:style>
    <style:style style:name="P36" style:family="paragraph" style:parent-style-name="Heading_20_1">
      <style:text-properties officeooo:rsid="0035dec3" officeooo:paragraph-rsid="0035dec3"/>
    </style:style>
    <style:style style:name="P37" style:family="paragraph" style:parent-style-name="Heading_20_2">
      <style:text-properties officeooo:rsid="003356c6" officeooo:paragraph-rsid="003fcb12"/>
    </style:style>
    <style:style style:name="P38" style:family="paragraph" style:parent-style-name="Heading_20_2">
      <style:text-properties officeooo:rsid="0026da4f" officeooo:paragraph-rsid="0026da4f"/>
    </style:style>
    <style:style style:name="P39" style:family="paragraph" style:parent-style-name="Heading_20_2">
      <style:text-properties officeooo:rsid="002778d6" officeooo:paragraph-rsid="002778d6"/>
    </style:style>
    <style:style style:name="P40"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41" style:family="paragraph" style:parent-style-name="Preformatted_20_Text">
      <style:text-properties officeooo:rsid="00471596" officeooo:paragraph-rsid="00471596"/>
    </style:style>
    <style:style style:name="P42" style:family="paragraph" style:parent-style-name="Preformatted_20_Text">
      <style:text-properties officeooo:rsid="0047bc05" officeooo:paragraph-rsid="0047bc05"/>
    </style:style>
    <style:style style:name="P43" style:family="paragraph" style:parent-style-name="Preformatted_20_Text">
      <style:text-properties officeooo:paragraph-rsid="0048e07d"/>
    </style:style>
    <style:style style:name="P44" style:family="paragraph" style:parent-style-name="Preformatted_20_Text">
      <style:text-properties officeooo:rsid="0049cb10" officeooo:paragraph-rsid="0049cb10"/>
    </style:style>
    <style:style style:name="P45" style:family="paragraph" style:parent-style-name="Preformatted_20_Text">
      <style:text-properties officeooo:paragraph-rsid="00299d30"/>
    </style:style>
    <style:style style:name="P46" style:family="paragraph" style:parent-style-name="Text_20_body" style:list-style-name="L1">
      <style:text-properties officeooo:rsid="001beddb" officeooo:paragraph-rsid="001beddb"/>
    </style:style>
    <style:style style:name="P47" style:family="paragraph" style:parent-style-name="Text_20_body" style:list-style-name="L2">
      <style:text-properties officeooo:paragraph-rsid="002f4ed9"/>
    </style:style>
    <style:style style:name="P48" style:family="paragraph" style:parent-style-name="Text_20_body" style:list-style-name="L2">
      <style:text-properties fo:font-style="italic" officeooo:rsid="002f4ed9" officeooo:paragraph-rsid="002f4ed9" style:font-style-asian="italic" style:font-style-complex="italic"/>
    </style:style>
    <style:style style:name="P49" style:family="paragraph" style:parent-style-name="Text_20_body" style:list-style-name="L2">
      <style:text-properties fo:font-style="italic" officeooo:rsid="00471596" officeooo:paragraph-rsid="00471596" style:font-style-asian="italic" style:font-style-complex="italic"/>
    </style:style>
    <style:style style:name="P50" style:family="paragraph" style:parent-style-name="Text_20_body" style:list-style-name="L3">
      <style:text-properties officeooo:paragraph-rsid="003fcb12"/>
    </style:style>
    <style:style style:name="P51" style:family="paragraph" style:parent-style-name="Text_20_body" style:list-style-name="L3">
      <style:text-properties officeooo:rsid="003fcb12" officeooo:paragraph-rsid="003fcb12"/>
    </style:style>
    <style:style style:name="P52" style:family="paragraph" style:parent-style-name="Text_20_body" style:list-style-name="L4">
      <style:text-properties officeooo:rsid="001d33c3" officeooo:paragraph-rsid="001d33c3"/>
    </style:style>
    <style:style style:name="P53" style:family="paragraph" style:parent-style-name="Text_20_body">
      <style:text-properties officeooo:rsid="001d33c3" officeooo:paragraph-rsid="001d33c3"/>
    </style:style>
    <style:style style:name="P54" style:family="paragraph" style:parent-style-name="Text_20_body">
      <style:text-properties officeooo:rsid="003356c6" officeooo:paragraph-rsid="003356c6"/>
    </style:style>
    <style:style style:name="P55" style:family="paragraph" style:parent-style-name="Text_20_body">
      <style:text-properties officeooo:rsid="00471596" officeooo:paragraph-rsid="00471596"/>
    </style:style>
    <style:style style:name="P56" style:family="paragraph" style:parent-style-name="Text_20_body">
      <style:text-properties officeooo:rsid="00471596" officeooo:paragraph-rsid="0048e07d"/>
    </style:style>
    <style:style style:name="P57" style:family="paragraph" style:parent-style-name="Text_20_body">
      <style:text-properties officeooo:paragraph-rsid="003fcb12"/>
    </style:style>
    <style:style style:name="P58" style:family="paragraph" style:parent-style-name="Text_20_body">
      <style:text-properties officeooo:rsid="0047bc05" officeooo:paragraph-rsid="0047bc05"/>
    </style:style>
    <style:style style:name="P59" style:family="paragraph" style:parent-style-name="Text_20_body" style:list-style-name="L4">
      <style:text-properties officeooo:rsid="0047bc05" officeooo:paragraph-rsid="0047bc05"/>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officeooo:rsid="0049cb10" style:font-size-asian="10pt" style:font-size-complex="10pt"/>
    </style:style>
    <style:style style:name="T8" style:family="text">
      <style:text-properties style:font-name="Liberation Mono" fo:font-size="10pt" officeooo:rsid="00299d30" style:font-size-asian="10pt" style:font-size-complex="10pt"/>
    </style:style>
    <style:style style:name="T9" style:family="text">
      <style:text-properties style:font-name="Liberation Mono" fo:font-size="10pt" fo:font-style="normal" style:font-size-asian="10pt" style:font-style-asian="normal" style:font-size-complex="10pt" style:font-style-complex="normal"/>
    </style:style>
    <style:style style:name="T1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1" style:family="text">
      <style:text-properties style:font-name="Liberation Mono" fo:font-size="10pt" fo:font-weight="bold" officeooo:rsid="003fcb12" style:font-size-asian="10pt" style:font-weight-asian="bold" style:font-size-complex="10pt" style:font-weight-complex="bold"/>
    </style:style>
    <style:style style:name="T12" style:family="text">
      <style:text-properties style:font-name="Liberation Mono" fo:font-size="10pt" fo:font-weight="normal" officeooo:rsid="0043e3ae" style:font-size-asian="10pt" style:font-weight-asian="normal" style:font-size-complex="10pt" style:font-weight-complex="normal"/>
    </style:style>
    <style:style style:name="T13" style:family="text">
      <style:text-properties style:font-name="Liberation Mono" fo:font-size="10pt" officeooo:rsid="0049cb10" style:font-name-asian="DejaVu Sans Mono" style:font-size-asian="10pt" style:font-name-complex="Liberation Mono" style:font-size-complex="10pt"/>
    </style:style>
    <style:style style:name="T14" style:family="text">
      <style:text-properties fo:font-size="10pt" fo:font-style="normal" style:font-size-asian="10pt" style:font-style-asian="normal" style:font-size-complex="10pt" style:font-style-complex="normal"/>
    </style:style>
    <style:style style:name="T15" style:family="text">
      <style:text-properties officeooo:rsid="002778d6"/>
    </style:style>
    <style:style style:name="T16" style:family="text">
      <style:text-properties fo:font-style="italic" style:font-style-asian="italic" style:font-style-complex="italic"/>
    </style:style>
    <style:style style:name="T17" style:family="text">
      <style:text-properties fo:font-style="italic" officeooo:rsid="002778d6" style:font-style-asian="italic" style:font-style-complex="italic"/>
    </style:style>
    <style:style style:name="T18" style:family="text">
      <style:text-properties fo:font-style="italic" officeooo:rsid="003fcb12" style:font-style-asian="italic" style:font-style-complex="italic"/>
    </style:style>
    <style:style style:name="T19" style:family="text">
      <style:text-properties fo:font-style="italic" officeooo:rsid="002f4ed9"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951ca" style:font-style-asian="normal" style:font-style-complex="normal"/>
    </style:style>
    <style:style style:name="T22" style:family="text">
      <style:text-properties fo:font-style="normal" officeooo:rsid="00312ab7" style:font-style-asian="normal" style:font-style-complex="normal"/>
    </style:style>
    <style:style style:name="T23" style:family="text">
      <style:text-properties fo:font-style="normal" officeooo:rsid="003356c6" style:font-style-asian="normal" style:font-style-complex="normal"/>
    </style:style>
    <style:style style:name="T24" style:family="text">
      <style:text-properties fo:font-style="normal" officeooo:rsid="003ec941" style:font-style-asian="normal" style:font-style-complex="normal"/>
    </style:style>
    <style:style style:name="T25" style:family="text">
      <style:text-properties fo:font-style="normal" officeooo:rsid="00471596" style:font-style-asian="normal" style:font-style-complex="normal"/>
    </style:style>
    <style:style style:name="T26" style:family="text">
      <style:text-properties fo:font-style="normal" officeooo:rsid="002f4ed9" style:font-style-asian="normal" style:font-style-complex="normal"/>
    </style:style>
    <style:style style:name="T27" style:family="text">
      <style:text-properties officeooo:rsid="002951ca"/>
    </style:style>
    <style:style style:name="T28" style:family="text">
      <style:text-properties officeooo:rsid="00299d30"/>
    </style:style>
    <style:style style:name="T29" style:family="text">
      <style:text-properties officeooo:rsid="002acbc8"/>
    </style:style>
    <style:style style:name="T30" style:family="text">
      <style:text-properties officeooo:rsid="002bf444"/>
    </style:style>
    <style:style style:name="T31" style:family="text">
      <style:text-properties officeooo:rsid="002d1274"/>
    </style:style>
    <style:style style:name="T32" style:family="text">
      <style:text-properties officeooo:rsid="002e31bc"/>
    </style:style>
    <style:style style:name="T33" style:family="text">
      <style:text-properties officeooo:rsid="002ffb6c"/>
    </style:style>
    <style:style style:name="T34" style:family="text">
      <style:text-properties officeooo:rsid="0034a803"/>
    </style:style>
    <style:style style:name="T35" style:family="text">
      <style:text-properties officeooo:rsid="022dda61"/>
    </style:style>
    <style:style style:name="T36" style:family="text">
      <style:text-properties style:font-name="Liberation Sans" fo:font-size="18pt" officeooo:rsid="003cc6e7" style:font-name-asian="Noto Sans CJK SC" style:font-size-asian="18pt" style:font-name-complex="Lohit Devanagari" style:font-size-complex="18pt"/>
    </style:style>
    <style:style style:name="T37" style:family="text">
      <style:text-properties style:font-name="Liberation Sans" fo:font-size="18pt" officeooo:rsid="0047bc05" style:font-name-asian="Noto Sans CJK SC" style:font-size-asian="18pt" style:font-name-complex="Lohit Devanagari" style:font-size-complex="18pt"/>
    </style:style>
    <style:style style:name="T38" style:family="text">
      <style:text-properties officeooo:rsid="003ec941"/>
    </style:style>
    <style:style style:name="T39" style:family="text">
      <style:text-properties fo:color="#000000" style:font-name="Liberation Mono1" fo:font-size="9pt" fo:font-weight="normal" style:font-size-asian="9pt" style:font-weight-asian="normal"/>
    </style:style>
    <style:style style:name="T40" style:family="text">
      <style:text-properties officeooo:rsid="003fcb12"/>
    </style:style>
    <style:style style:name="T41" style:family="text">
      <style:text-properties fo:font-weight="bold" style:font-weight-asian="bold" style:font-weight-complex="bold"/>
    </style:style>
    <style:style style:name="T42" style:family="text">
      <style:text-properties officeooo:rsid="00416ce1"/>
    </style:style>
    <style:style style:name="T43" style:family="text">
      <style:text-properties officeooo:rsid="0041d832"/>
    </style:style>
    <style:style style:name="T44" style:family="text">
      <style:text-properties officeooo:rsid="0042b6fb"/>
    </style:style>
    <style:style style:name="T45" style:family="text">
      <style:text-properties officeooo:rsid="0043e3ae"/>
    </style:style>
    <style:style style:name="T46" style:family="text">
      <style:text-properties fo:font-weight="normal" style:font-weight-asian="normal" style:font-weight-complex="normal"/>
    </style:style>
    <style:style style:name="T47" style:family="text">
      <style:text-properties fo:font-weight="normal" officeooo:rsid="0043e3ae" style:font-weight-asian="normal" style:font-weight-complex="normal"/>
    </style:style>
    <style:style style:name="T48" style:family="text">
      <style:text-properties officeooo:rsid="0044506a"/>
    </style:style>
    <style:style style:name="T49" style:family="text">
      <style:text-properties officeooo:rsid="0045060c"/>
    </style:style>
    <style:style style:name="T50" style:family="text">
      <style:text-properties officeooo:rsid="00471596"/>
    </style:style>
    <style:style style:name="T51" style:family="text">
      <style:text-properties style:font-name="Liberation Mono" fo:font-size="10pt" fo:font-weight="bold" style:font-size-asian="10pt" style:font-weight-asian="bold" style:font-size-complex="10pt" style:font-weight-complex="bold"/>
    </style:style>
    <style:style style:name="T52" style:family="text">
      <style:text-properties style:font-name="Liberation Mono" fo:font-size="10pt" fo:font-weight="bold" officeooo:rsid="0048e07d" style:font-size-asian="10pt" style:font-weight-asian="bold" style:font-size-complex="10pt" style:font-weight-complex="bold"/>
    </style:style>
    <style:style style:name="T53" style:family="text">
      <style:text-properties officeooo:rsid="0047bc05"/>
    </style:style>
    <style:style style:name="T54" style:family="text">
      <style:text-properties style:text-line-through-style="solid" style:text-line-through-type="single"/>
    </style:style>
    <style:style style:name="T55" style:family="text">
      <style:text-properties officeooo:rsid="0048e07d"/>
    </style:style>
    <style:style style:name="T56" style:family="text">
      <style:text-properties officeooo:rsid="0049cb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32"><text:span text:style-name="T35">Version 1.</text:span><text:span text:style-name="T36">3.</text:span><text:span text:style-name="T37">3</text:span></text:p>
      <text:h text:style-name="P34"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35" text:outline-level="1">The basics</text:h>
      <text:p text:style-name="P2">The requirements are</text:p>
      <text:list xml:id="list2514238199" text:style-name="L1">
        <text:list-item>
          <text:p text:style-name="P46">install QDL. It is assumed installed in $QDL_HOME.</text:p>
        </text:list-item>
        <text:list-item>
          <text:p text:style-name="P46">set your preferred configuration in the $QDL_HOME/bin/qdl-run script.</text:p>
        </text:list-item>
        <text:list-item>
          <text:p text:style-name="P46">Probably add $QDL_HOME/bin to your $PATH so you can just type qdl or qdl-run as needed.</text:p>
        </text:list-item>
      </text:list>
      <text:p text:style-name="P2">Once you have these, a good test is to execute your first script:</text:p>
      <text:p text:style-name="P24">qdl-run $QDL_HOME/examples/h<text:span text:style-name="T3">ello_</text:span>w<text:span text:style-name="T3">orld</text:span>.qdl</text:p>
      <text:p text:style-name="P24">Hello World!</text:p>
      <text:p text:style-name="P2"><text:line-break/>Which runs the basic hello world script. </text:p>
      <text:p text:style-name="P16">If you want to play with the examples more easily, you should probably set <text:span text:style-name="T16">script_path </text:span><text:span text:style-name="T20">in the configuration (see the document in the docs directory or look at the online version). Then all you need to do is enter the name of the script to run it within the workspace. <text:s/></text:span><text:span text:style-name="T21">Note the you will need to pass in the correct file name to qdl-run since the operating system handles that and is unaware of things like virtual file system in QDL. </text:span></text:p>
      <text:h text:style-name="Heading_20_3" text:outline-level="3"><text:span text:style-name="T21">R</text:span><text:span text:style-name="T20">unning scripts at the command line</text:span></text:h>
      <text:h text:style-name="Heading_20_1" text:outline-level="1"><text:span text:style-name="T21">R</text:span><text:span text:style-name="T20">unning vs. loading scripts </text:span><text:span text:style-name="T24">in QDL</text:span></text:h>
      <text:p text:style-name="P10"><text:span text:style-name="T20">We us two similar terms, </text:span><text:span text:style-name="T16">run</text:span><text:span text:style-name="T20"> and </text:span><text:span text:style-name="T16">load. </text:span><text:span text:style-name="T20">The difference are</text:span></text:p>
      <text:list xml:id="list3899820635" text:style-name="L2">
        <text:list-item>
          <text:p text:style-name="P47"><text:span text:style-name="T19">run</text:span><text:span text:style-name="T26"> implies that any state/variables created in the script remain in the script. </text:span><text:span text:style-name="T25">The calling environment is unknown to the script, thought eh script may return a result.</text:span></text:p>
        </text:list-item>
        <text:list-item>
          <text:p text:style-name="P48">load<text:span text:style-name="T20"> executes the contents of the script in the current environment. This is useful for,</text:span>e.g.<text:span text:style-name="T20">, initializing a bunch of variables, or loading things into the current environment. At the end of the script, everything it did is <text:s/>now available. </text:span><text:span text:style-name="T22">Initialization scripts and boot scripts are generally loaded. </text:span></text:p>
        </text:list-item>
        <text:list-item>
          <text:p text:style-name="P49"><text:soft-page-break/><text:span text:style-name="T22">I</text:span><text:span text:style-name="T20">f you are writing a script and need to have a local set of variables (frequently a good idea) put them in a </text:span></text:p>
        </text:list-item>
      </text:list>
      <text:p text:style-name="P41">block[</text:p>
      <text:p text:style-name="P41"><text:s/>// statements. Any new variables created here vanish outside of the block</text:p>
      <text:p text:style-name="P41">];</text:p>
      <text:p text:style-name="P41"/>
      <text:p text:style-name="P11"><text:span text:style-name="T23">Mostly</text:span><text:span text:style-name="T20"> you want to run scripts rather than load them. It is always better to keep your environments separate unless you know exactly what the script does. An unknown script may reset or overwrite your current environment with no warning if loaded. </text:span></text:p>
      <text:h text:style-name="P37" text:outline-level="2">From the command line.</text:h>
      <text:h text:style-name="P40" text:outline-level="3">QDL as a general purpose scripting language</text:h>
      <text:p text:style-name="P17">You can run QDL scripts at the command line like any other scripting language (e.g. python or Ruby) if you start the file with the following <text:span text:style-name="T16">shebang directive</text:span><text:span text:style-name="T20">:</text:span><text:span text:style-name="T16"> </text:span></text:p>
      <text:p text:style-name="P33"><text:span text:style-name="T39">#! /usr/bin/env -S qdl-run</text:span><text:line-break/></text:p>
      <text:p text:style-name="P20"><text:span text:style-name="T38">Note that #! is available only on Unix and is processed by the operating system. </text:span><text:span text:style-name="T44">If you are not using unix of some sort, see the next section for another way to run scripts. </text:span><text:span text:style-name="T38">QDL ignores </text:span><text:span text:style-name="T44">shebang lines</text:span><text:span text:style-name="T38"> (Effectively to QDL, any </text:span><text:span text:style-name="T44">script with a line </text:span><text:span text:style-name="T38">line that starts with #! is just a comment and is stripped out at processing.) </text:span><text:span text:style-name="T40">What this does is tell the OS to look up qdl-run in your PATH (make sure this is set!) and invoke it, </text:span><text:span text:style-name="T44">passing the current script</text:span><text:span text:style-name="T40">. The -S tells it to pass along arguments. </text:span></text:p>
      <text:p text:style-name="Heading">Turning your QDL script into a shell script</text:p>
      <text:list xml:id="list3213925607" text:style-name="L3">
        <text:list-item>
          <text:p text:style-name="P51">Add the above shebang line as the very first one in the file, starting in column 0.</text:p>
        </text:list-item>
        <text:list-item>
          <text:p text:style-name="P51">Set the execute mode. i.e., issue </text:p>
          <text:p text:style-name="P50"><text:span text:style-name="T40">chmod 751 </text:span><text:span text:style-name="T18">script</text:span></text:p>
        </text:list-item>
        <text:list-item>
          <text:p text:style-name="P51">Invoke it.</text:p>
        </text:list-item>
      </text:list>
      <text:p text:style-name="P58">Any easy test if you have set things up right is in the distro $QDL_HOME/examples/hello_world.qdl should run directly from the command line as</text:p>
      <text:p text:style-name="P42">bash$cd $QDL_HOME/examples</text:p>
      <text:p text:style-name="Preformatted_20_Text"><text:span text:style-name="T53">bash$</text:span>./hello_world.qdl</text:p>
      <text:p text:style-name="Preformatted_20_Text">Hello world!</text:p>
      <text:p text:style-name="P18"/>
      <text:p text:style-name="P18"><text:span text:style-name="T53">If that works, you can now quiddle from the command line with wild abandon. </text:span><text:span text:style-name="T40">There is a</text:span><text:span text:style-name="T53">nother</text:span><text:span text:style-name="T40"> small script for testing </text:span><text:span text:style-name="T53">passing arguments </text:span><text:span text:style-name="T40">in the examples directory of the standard distribution called </text:span><text:span text:style-name="T11">echo-it.qdl. </text:span>That <text:span text:style-name="T40">will just echo back whatever arguments you pass in. If you change tot he directory and </text:span><text:span text:style-name="T43">try .e.g</text:span></text:p>
      <text:p text:style-name="Preformatted_20_Text"><text:span text:style-name="T43">bash$</text:span>./echo_it.qdl foo "bar baz"</text:p>
      <text:p text:style-name="Preformatted_20_Text">you entered the following arguments:</text:p>
      <text:p text:style-name="Preformatted_20_Text"># 0:foo</text:p>
      <text:p text:style-name="Preformatted_20_Text"><text:soft-page-break/># 1:bar baz</text:p>
      <text:p text:style-name="Text_20_body"><text:line-break/><text:span text:style-name="T43">Note that arguments with embedded blanks should be enclosed in double quotes.</text:span></text:p>
      <text:h text:style-name="Heading_20_3" text:outline-level="3">Running scripts directly with qdl-run</text:h>
      <text:p text:style-name="P19"><text:span text:style-name="T42">The above works fine on Unix, but </text:span><text:span text:style-name="T43">not other platforms, so the generic way to </text:span><text:span text:style-name="T42">run scripts </text:span><text:span text:style-name="T43">is </text:span><text:span text:style-name="T42">by invoking qdl-run. </text:span></text:p>
      <text:p text:style-name="Preformatted_20_Text">qdl-run script_name arg0 arg1 arg2,…</text:p>
      <text:p text:style-name="P3"><text:span text:style-name="T1"><text:s/></text:span><text:s/><text:line-break/><text:span text:style-name="T33">Note: It is often a good idea to enclose arguments in double quotes and in point of fact, if there are embedded blanks it is mandatory. </text:span><text:span text:style-name="T1">These may then be accessed inside the script using the script_arg</text:span><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3923881030" text:style-name="L4">
        <text:list-item>
          <text:p text:style-name="P52">script_args() – no arguments returns how many there are, e.g. 3</text:p>
        </text:list-item>
        <text:list-item>
          <text:p text:style-name="P52">script_args(n) – n is an integer in the range 0 &lt; n &lt; script_args() will return the n-th <text:s/>argument.</text:p>
        </text:list-item>
        <text:list-item>
          <text:p text:style-name="P59">script_args(-1) – a list of all arguments.</text:p>
        </text:list-item>
      </text:list>
      <text:p text:style-name="Heading">Example</text:p>
      <text:p text:style-name="P25">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p text:style-name="P55">script_args(-1) returns [<text:span text:style-name="T2">fee, fi, fo, fum</text:span>], <text:span text:style-name="T16">i.e.</text:span><text:span text:style-name="T20"> all the args as a list.</text:span></text:p>
      <text:h text:style-name="Heading_20_2" text:outline-level="2">Calling scripts in QDL: passing and using arguments</text:h>
      <text:p text:style-name="P12">To run a script from another script, use the script_run() call:</text:p>
      <text:p text:style-name="P13">script_run(‘path/to/script.qdl’ <text:span text:style-name="T50">(</text:span>, ar<text:span text:style-name="T55">g</text:span><text:span text:style-name="T50">)</text:span>*);</text:p>
      <text:p text:style-name="P12">So the script at the given path would be invoked. <text:s/>The <text:span text:style-name="T50">arguments </text:span><text:span text:style-name="T34">may be anything – unlike invocation from a shell script, where you may only pass strings</text:span>. </text:p>
      <text:p text:style-name="P12"/>
      <text:p text:style-name="Preformatted_20_Text">script_run(‘script_name’, ‘fee’,-<text:span text:style-name="T55">3.17</text:span>,’fo’,’fum’);</text:p>
      <text:p text:style-name="Text_20_body"/>
      <text:p text:style-name="P56">So in the script, <text:span text:style-name="T51">script_args(0) == ‘fee’</text:span>, <text:span text:style-name="T51">scripts_args(1) == -</text:span><text:span text:style-name="T52">3.17</text:span>, etc.</text:p>
      <text:h text:style-name="P36" text:outline-level="1"><text:soft-page-break/>Getting input from users</text:h>
      <text:p text:style-name="P15">QDL has a function scan:</text:p>
      <text:p text:style-name="P14">scan([prompt])</text:p>
      <text:p text:style-name="P15">This will print <text:span text:style-name="T16">prompt</text:span><text:span text:style-name="T20">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5"><text:span text:style-name="T20"><text:line-break/>So if your script requires some user input, you may use this. There is a script in the $QDL_HOME/examples directory named </text:span><text:span text:style-name="T10">scan_it.qdl</text:span><text:span text:style-name="T20"> with a good example.</text:span></text:p>
      <text:h text:style-name="Heading_20_1" text:outline-level="1">Returning values</text:h>
      <text:p text:style-name="P5">Scripts may return values using the return() call. There are a few items to note. </text:p>
      <text:h text:style-name="P38"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30">Standard out best </text:span>understand<text:span text:style-name="T4">s </text:span>strings, <text:span text:style-name="T30">so we use them</text:span>. <text:span text:style-name="T30">W</text:span>hile you can return your massive stem, it will get converted to a string. This is a limitation of underlying OS’s. In this case, it is not a bad idea at all to convert it to <text:span text:style-name="T49">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43"><text:span text:style-name="T27">bash$ </text:span>qdl-run $QDL_HOME/examples/<text:span text:style-name="T49">my_</text:span>sqrt.qdl 5</text:p>
      <text:p text:style-name="Preformatted_20_Text">2.23606797749979</text:p>
      <text:p text:style-name="P26">bash$ </text:p>
      <text:h text:style-name="P39" text:outline-level="2">Inward facing scripts</text:h>
      <text:p text:style-name="P6">If the script is called by other scripts, you can return anything and that will be the output <text:span text:style-name="T15">value </text:span>of the script, <text:span text:style-name="T17">e.g</text:span><text:span text:style-name="T15">. if you have a script that computes approximations of a square root for an argument (this is included in the examples directory – the </text:span><text:span text:style-name="T17">script_path</text:span><text:span text:style-name="T15"> in the configuration has been set to look there):</text:span></text:p>
      <text:p text:style-name="Preformatted_20_Text"><text:s/><text:span text:style-name="T15">script_run(‘</text:span><text:span text:style-name="T43">my_</text:span><text:span text:style-name="T15">sqrt.qdl’, 5)^2</text:span></text:p>
      <text:p text:style-name="Preformatted_20_Text">4.9999999999999968</text:p>
      <text:h text:style-name="Heading_20_1" text:outline-level="1">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text:soft-page-break/>Example</text:p>
      <text:p text:style-name="P7">You have a script that resides in a VFS at <text:span text:style-name="T5">vfs#/bsu/scripts/init.qdl</text:span>. You need to pass it several arguments that only are external. How to run it from the command line? Write a script like <text:span text:style-name="T29">bsu-init.</text:span>qdl:</text:p>
      <text:p text:style-name="P44">args. := script_args(-1);</text:p>
      <text:p text:style-name="P45"><text:span text:style-name="T28">script_run(‘</text:span><text:span text:style-name="T8">vfs#/bsu/scripts/init.qdl’, </text:span><text:span text:style-name="T13">args.0, args.1, ...</text:span><text:span text:style-name="T8">);</text:span></text:p>
      <text:p text:style-name="Text_20_body"/>
      <text:p text:style-name="P9">Scripts may call other scripts and there is no limit placed. Much like recursive functions, they may call themselves and this is not flagged as an error. However, recursion <text:span text:style-name="T31">is generally</text:span> a terrible idea if <text:span text:style-name="T31">it</text:span> happens without being an explicit design decision. </text:p>
      <text:h text:style-name="Heading_20_2" text:outline-level="2">Running QDL from standard in, <text:span text:style-name="T45">out</text:span></text:h>
      <text:p text:style-name="P21">You may simply invoke QDL and pipe in commands as if you were sitting at the console. QDL will exit when it hits the end of the stream though.</text:p>
      <text:p text:style-name="Preformatted_20_Text">qdl &lt; my_stuff.qdl</text:p>
      <text:p text:style-name="Preformatted_20_Text"/>
      <text:p text:style-name="P21">will execute every command in my_stuff.qdl as if you were typing it in, line by line, including sending the output to the console. If you want to capture the output in a file, use the standard out redirect <text:span text:style-name="T41">&gt;</text:span><text:span text:style-name="T46"> </text:span></text:p>
      <text:p text:style-name="Preformatted_20_Text">qdl &lt; my_stuff.qdl &gt; ~/temp/out.txt</text:p>
      <text:p text:style-name="Preformatted_20_Text"/>
      <text:p text:style-name="P22"><text:span text:style-name="T47">would pipe </text:span><text:span text:style-name="T12">my_stuff.qdl</text:span><text:span text:style-name="T47"> in and all the output would end up in <text:s/></text:span><text:span text:style-name="T12">~/temp/out.txt.</text:span></text:p>
      <text:p text:style-name="P23">FYI</text:p>
      <text:p text:style-name="P31">qdl &lt; my_stuff.qdl <text:span text:style-name="T48">&gt;</text:span>&gt; ~/temp/out.txt</text:p>
      <text:p text:style-name="P30"/>
      <text:p text:style-name="P23">would append the output to the give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07-02T07:24:00.484256536</dc:date>
    <meta:editing-duration>P20DT11H42M49S</meta:editing-duration>
    <meta:editing-cycles>29</meta:editing-cycles>
    <meta:generator>LibreOffice/6.4.7.2$Linux_X86_64 LibreOffice_project/40$Build-2</meta:generator>
    <meta:document-statistic meta:table-count="0" meta:image-count="0" meta:object-count="0" meta:page-count="5" meta:paragraph-count="99" meta:word-count="1433" meta:character-count="8393" meta:non-whitespace-character-count="7025"/>
  </office:meta>
</office:document-meta>
</file>